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/>
      <table:table table:name="Champ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0.59213" calcext:value-type="float">
            <text:p>0.59213</text:p>
          </table:table-cell>
          <table:table-cell office:value-type="float" office:value="0.656692" calcext:value-type="float">
            <text:p>0.656692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496046" calcext:value-type="float">
            <text:p>0.496046</text:p>
          </table:table-cell>
          <table:table-cell office:value-type="float" office:value="0.609064" calcext:value-type="float">
            <text:p>0.609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222124" calcext:value-type="float">
            <text:p>0.222124</text:p>
          </table:table-cell>
          <table:table-cell office:value-type="float" office:value="0.20602" calcext:value-type="float">
            <text:p>0.20602</text:p>
          </table:table-cell>
          <table:table-cell office:value-type="float" office:value="0.22879" calcext:value-type="float">
            <text:p>0.22879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0.231906" calcext:value-type="float">
            <text:p>0.231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1212121212121" calcext:value-type="float">
            <text:p>0.1212121212</text:p>
          </table:table-cell>
          <table:table-cell office:value-type="float" office:value="0.09556" calcext:value-type="float">
            <text:p>0.09556</text:p>
          </table:table-cell>
          <table:table-cell office:value-type="float" office:value="0.074876" calcext:value-type="float">
            <text:p>0.074876</text:p>
          </table:table-cell>
          <table:table-cell office:value-type="float" office:value="0.080624" calcext:value-type="float">
            <text:p>0.080624</text:p>
          </table:table-cell>
          <table:table-cell office:value-type="float" office:value="0.127964" calcext:value-type="float">
            <text:p>0.127964</text:p>
          </table:table-cell>
          <table:table-cell office:value-type="float" office:value="0.089134" calcext:value-type="float">
            <text:p>0.089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0.044258" calcext:value-type="float">
            <text:p>0.044258</text:p>
          </table:table-cell>
          <table:table-cell office:value-type="float" office:value="0.028772" calcext:value-type="float">
            <text:p>0.028772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64172" calcext:value-type="float">
            <text:p>0.064172</text:p>
          </table:table-cell>
          <table:table-cell office:value-type="float" office:value="0.03096" calcext:value-type="float">
            <text:p>0.03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58" calcext:value-type="float">
            <text:p>0.021258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0.014764" calcext:value-type="float">
            <text:p>0.014764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13196" calcext:value-type="float">
            <text:p>0.013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18358" calcext:value-type="float">
            <text:p>0.018358</text:p>
          </table:table-cell>
          <table:table-cell office:value-type="float" office:value="0.016616" calcext:value-type="float">
            <text:p>0.016616</text:p>
          </table:table-cell>
          <table:table-cell office:value-type="float" office:value="0.011326" calcext:value-type="float">
            <text:p>0.0113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0.005004" calcext:value-type="float">
            <text:p>0.005004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06328" calcext:value-type="float">
            <text:p>0.006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04268" calcext:value-type="float">
            <text:p>0.004268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.002062" calcext:value-type="float">
            <text:p>0.002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0" calcext:value-type="float">
            <text:p>0</text:p>
          </table:table-cell>
          <table:table-cell office:value-type="float" office:value="0.001484" calcext:value-type="float">
            <text:p>0.001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" calcext:value-type="float">
            <text:p>0</text:p>
          </table:table-cell>
          <table:table-cell office:value-type="float" office:value="0.001506" calcext:value-type="float">
            <text:p>0.001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" calcext:value-type="float">
            <text:p>0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" calcext:value-type="float">
            <text:p>0</text:p>
          </table:table-cell>
          <table:table-cell office:value-type="float" office:value="0.000766" calcext:value-type="float">
            <text:p>0.000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.000024" calcext:value-type="float">
            <text:p>2.40E-05</text:p>
          </table:table-cell>
          <table:table-cell office:value-type="float" office:value="0" calcext:value-type="float">
            <text:p>0</text:p>
          </table:table-cell>
          <table:table-cell office:value-type="float" office:value="0.000412" calcext:value-type="float">
            <text:p>0.000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24" calcext:value-type="float">
            <text:p>0.000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.000012" calcext:value-type="float">
            <text:p>1.20E-05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90152" calcext:value-type="float">
            <text:p>0.590152</text:p>
          </table:table-cell>
          <table:table-cell office:value-type="float" office:value="0.651644" calcext:value-type="float">
            <text:p>0.651644</text:p>
          </table:table-cell>
          <table:table-cell office:value-type="float" office:value="0.598542" calcext:value-type="float">
            <text:p>0.598542</text:p>
          </table:table-cell>
          <table:table-cell office:value-type="float" office:value="0.488102" calcext:value-type="float">
            <text:p>0.488102</text:p>
          </table:table-cell>
          <table:table-cell office:value-type="float" office:value="0.607204" calcext:value-type="float">
            <text:p>0.6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22223" calcext:value-type="float">
            <text:p>0.22223</text:p>
          </table:table-cell>
          <table:table-cell office:value-type="float" office:value="0.208144" calcext:value-type="float">
            <text:p>0.208144</text:p>
          </table:table-cell>
          <table:table-cell office:value-type="float" office:value="0.230602" calcext:value-type="float">
            <text:p>0.230602</text:p>
          </table:table-cell>
          <table:table-cell office:value-type="float" office:value="0.250542" calcext:value-type="float">
            <text:p>0.250542</text:p>
          </table:table-cell>
          <table:table-cell office:value-type="float" office:value="0.230298" calcext:value-type="float">
            <text:p>0.230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583" calcext:value-type="float">
            <text:p>0.09583</text:p>
          </table:table-cell>
          <table:table-cell office:value-type="float" office:value="0.075674" calcext:value-type="float">
            <text:p>0.075674</text:p>
          </table:table-cell>
          <table:table-cell office:value-type="float" office:value="0.078994" calcext:value-type="float">
            <text:p>0.078994</text:p>
          </table:table-cell>
          <table:table-cell office:value-type="float" office:value="0.12933" calcext:value-type="float">
            <text:p>0.12933</text:p>
          </table:table-cell>
          <table:table-cell office:value-type="float" office:value="0.089382" calcext:value-type="float">
            <text:p>0.089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4394" calcext:value-type="float">
            <text:p>0.044394</text:p>
          </table:table-cell>
          <table:table-cell office:value-type="float" office:value="0.029934" calcext:value-type="float">
            <text:p>0.029934</text:p>
          </table:table-cell>
          <table:table-cell office:value-type="float" office:value="0.040818" calcext:value-type="float">
            <text:p>0.040818</text:p>
          </table:table-cell>
          <table:table-cell office:value-type="float" office:value="0.066566" calcext:value-type="float">
            <text:p>0.066566</text:p>
          </table:table-cell>
          <table:table-cell office:value-type="float" office:value="0.031326" calcext:value-type="float">
            <text:p>0.031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26" calcext:value-type="float">
            <text:p>0.021726</text:p>
          </table:table-cell>
          <table:table-cell office:value-type="float" office:value="0.012888" calcext:value-type="float">
            <text:p>0.012888</text:p>
          </table:table-cell>
          <table:table-cell office:value-type="float" office:value="0.014372" calcext:value-type="float">
            <text:p>0.014372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013994" calcext:value-type="float">
            <text:p>0.013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.005448" calcext:value-type="float">
            <text:p>0.005448</text:p>
          </table:table-cell>
          <table:table-cell office:value-type="float" office:value="0.018094" calcext:value-type="float">
            <text:p>0.018094</text:p>
          </table:table-cell>
          <table:table-cell office:value-type="float" office:value="0.017794" calcext:value-type="float">
            <text:p>0.017794</text:p>
          </table:table-cell>
          <table:table-cell office:value-type="float" office:value="0.012008" calcext:value-type="float">
            <text:p>0.012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0.004802" calcext:value-type="float">
            <text:p>0.004802</text:p>
          </table:table-cell>
          <table:table-cell office:value-type="float" office:value="0.007824" calcext:value-type="float">
            <text:p>0.007824</text:p>
          </table:table-cell>
          <table:table-cell office:value-type="float" office:value="0.009126" calcext:value-type="float">
            <text:p>0.009126</text:p>
          </table:table-cell>
          <table:table-cell office:value-type="float" office:value="0.006954" calcext:value-type="float">
            <text:p>0.006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4592" calcext:value-type="float">
            <text:p>0.004592</text:p>
          </table:table-cell>
          <table:table-cell office:value-type="float" office:value="0.002118" calcext:value-type="float">
            <text:p>0.002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</text:p>
          </table:table-cell>
          <table:table-cell office:value-type="float" office:value="0.001668" calcext:value-type="float">
            <text:p>0.001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" calcext:value-type="float">
            <text:p>0</text:p>
          </table:table-cell>
          <table:table-cell office:value-type="float" office:value="0.001722" calcext:value-type="float">
            <text:p>0.0017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" calcext:value-type="float">
            <text:p>0</text:p>
          </table:table-cell>
          <table:table-cell office:value-type="float" office:value="0.001376" calcext:value-type="float">
            <text:p>0.001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34" calcext:value-type="float">
            <text:p>0.000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12903225806452" calcext:value-type="float">
            <text:p>0.6129032258</text:p>
          </table:table-cell>
          <table:table-cell office:value-type="float" office:value="0.620832" calcext:value-type="float">
            <text:p>0.620832</text:p>
          </table:table-cell>
          <table:table-cell office:value-type="float" office:value="0.669318" calcext:value-type="float">
            <text:p>0.669318</text:p>
          </table:table-cell>
          <table:table-cell office:value-type="float" office:value="0.627158" calcext:value-type="float">
            <text:p>0.627158</text:p>
          </table:table-cell>
          <table:table-cell office:value-type="float" office:value="0.48624" calcext:value-type="float">
            <text:p>0.48624</text:p>
          </table:table-cell>
          <table:table-cell office:value-type="float" office:value="0.639016" calcext:value-type="float">
            <text:p>0.63901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9032258064516" calcext:value-type="float">
            <text:p>0.1290322581</text:p>
          </table:table-cell>
          <table:table-cell office:value-type="float" office:value="0.21738" calcext:value-type="float">
            <text:p>0.21738</text:p>
          </table:table-cell>
          <table:table-cell office:value-type="float" office:value="0.202826" calcext:value-type="float">
            <text:p>0.202826</text:p>
          </table:table-cell>
          <table:table-cell office:value-type="float" office:value="0.22265" calcext:value-type="float">
            <text:p>0.22265</text:p>
          </table:table-cell>
          <table:table-cell office:value-type="float" office:value="0.251062" calcext:value-type="float">
            <text:p>0.251062</text:p>
          </table:table-cell>
          <table:table-cell office:value-type="float" office:value="0.219708" calcext:value-type="float">
            <text:p>0.219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9032258064516" calcext:value-type="float">
            <text:p>0.1290322581</text:p>
          </table:table-cell>
          <table:table-cell office:value-type="float" office:value="0.08838" calcext:value-type="float">
            <text:p>0.08838</text:p>
          </table:table-cell>
          <table:table-cell office:value-type="float" office:value="0.071976" calcext:value-type="float">
            <text:p>0.071976</text:p>
          </table:table-cell>
          <table:table-cell office:value-type="float" office:value="0.072214" calcext:value-type="float">
            <text:p>0.072214</text:p>
          </table:table-cell>
          <table:table-cell office:value-type="float" office:value="0.12917" calcext:value-type="float">
            <text:p>0.12917</text:p>
          </table:table-cell>
          <table:table-cell office:value-type="float" office:value="0.080372" calcext:value-type="float">
            <text:p>0.080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</text:p>
          </table:table-cell>
          <table:table-cell office:value-type="float" office:value="0.037696" calcext:value-type="float">
            <text:p>0.037696</text:p>
          </table:table-cell>
          <table:table-cell office:value-type="float" office:value="0.027746" calcext:value-type="float">
            <text:p>0.027746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67386" calcext:value-type="float">
            <text:p>0.067386</text:p>
          </table:table-cell>
          <table:table-cell office:value-type="float" office:value="0.028342" calcext:value-type="float">
            <text:p>0.0283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04" calcext:value-type="float">
            <text:p>0.017404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12572" calcext:value-type="float">
            <text:p>0.012572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11616" calcext:value-type="float">
            <text:p>0.0116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.004706" calcext:value-type="float">
            <text:p>0.004706</text:p>
          </table:table-cell>
          <table:table-cell office:value-type="float" office:value="0.014368" calcext:value-type="float">
            <text:p>0.014368</text:p>
          </table:table-cell>
          <table:table-cell office:value-type="float" office:value="0.017688" calcext:value-type="float">
            <text:p>0.017688</text:p>
          </table:table-cell>
          <table:table-cell office:value-type="float" office:value="0.009574" calcext:value-type="float">
            <text:p>0.009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6044" calcext:value-type="float">
            <text:p>0.006044</text:p>
          </table:table-cell>
          <table:table-cell office:value-type="float" office:value="0.009436" calcext:value-type="float">
            <text:p>0.009436</text:p>
          </table:table-cell>
          <table:table-cell office:value-type="float" office:value="0.005214" calcext:value-type="float">
            <text:p>0.0052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4758" calcext:value-type="float">
            <text:p>0.004758</text:p>
          </table:table-cell>
          <table:table-cell office:value-type="float" office:value="0.001582" calcext:value-type="float">
            <text:p>0.0015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" calcext:value-type="float">
            <text:p>0</text:p>
          </table:table-cell>
          <table:table-cell office:value-type="float" office:value="0.001218" calcext:value-type="float">
            <text:p>0.001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0.001132" calcext:value-type="float">
            <text:p>0.001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" calcext:value-type="float">
            <text:p>0</text:p>
          </table:table-cell>
          <table:table-cell office:value-type="float" office:value="0.000906" calcext:value-type="float">
            <text:p>0.000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" calcext:value-type="float">
            <text:p>0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74" calcext:value-type="float">
            <text:p>0.000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.00002" calcext:value-type="float">
            <text:p>2.00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office:value-type="float" office:value="0.617256" calcext:value-type="float">
            <text:p>0.617256</text:p>
          </table:table-cell>
          <table:table-cell office:value-type="float" office:value="0.662016" calcext:value-type="float">
            <text:p>0.662016</text:p>
          </table:table-cell>
          <table:table-cell office:value-type="float" office:value="0.614468" calcext:value-type="float">
            <text:p>0.614468</text:p>
          </table:table-cell>
          <table:table-cell office:value-type="float" office:value="0.478792" calcext:value-type="float">
            <text:p>0.478792</text:p>
          </table:table-cell>
          <table:table-cell office:value-type="float" office:value="0.627632" calcext:value-type="float">
            <text:p>0.627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218232" calcext:value-type="float">
            <text:p>0.218232</text:p>
          </table:table-cell>
          <table:table-cell office:value-type="float" office:value="0.206464" calcext:value-type="float">
            <text:p>0.206464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24981" calcext:value-type="float">
            <text:p>0.24981</text:p>
          </table:table-cell>
          <table:table-cell office:value-type="float" office:value="0.22357" calcext:value-type="float">
            <text:p>0.22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88336" calcext:value-type="float">
            <text:p>0.088336</text:p>
          </table:table-cell>
          <table:table-cell office:value-type="float" office:value="0.074216" calcext:value-type="float">
            <text:p>0.074216</text:p>
          </table:table-cell>
          <table:table-cell office:value-type="float" office:value="0.074904" calcext:value-type="float">
            <text:p>0.074904</text:p>
          </table:table-cell>
          <table:table-cell office:value-type="float" office:value="0.131392" calcext:value-type="float">
            <text:p>0.131392</text:p>
          </table:table-cell>
          <table:table-cell office:value-type="float" office:value="0.08453" calcext:value-type="float">
            <text:p>0.08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.038712" calcext:value-type="float">
            <text:p>0.038712</text:p>
          </table:table-cell>
          <table:table-cell office:value-type="float" office:value="0.028486" calcext:value-type="float">
            <text:p>0.028486</text:p>
          </table:table-cell>
          <table:table-cell office:value-type="float" office:value="0.039468" calcext:value-type="float">
            <text:p>0.039468</text:p>
          </table:table-cell>
          <table:table-cell office:value-type="float" office:value="0.069532" calcext:value-type="float">
            <text:p>0.069532</text:p>
          </table:table-cell>
          <table:table-cell office:value-type="float" office:value="0.029756" calcext:value-type="float">
            <text:p>0.029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04" calcext:value-type="float">
            <text:p>0.017804</text:p>
          </table:table-cell>
          <table:table-cell office:value-type="float" office:value="0.012156" calcext:value-type="float">
            <text:p>0.012156</text:p>
          </table:table-cell>
          <table:table-cell office:value-type="float" office:value="0.013374" calcext:value-type="float">
            <text:p>0.013374</text:p>
          </table:table-cell>
          <table:table-cell office:value-type="float" office:value="0.036312" calcext:value-type="float">
            <text:p>0.036312</text:p>
          </table:table-cell>
          <table:table-cell office:value-type="float" office:value="0.012346" calcext:value-type="float">
            <text:p>0.012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.008612" calcext:value-type="float">
            <text:p>0.008612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015554" calcext:value-type="float">
            <text:p>0.015554</text:p>
          </table:table-cell>
          <table:table-cell office:value-type="float" office:value="0.019014" calcext:value-type="float">
            <text:p>0.019014</text:p>
          </table:table-cell>
          <table:table-cell office:value-type="float" office:value="0.010234" calcext:value-type="float">
            <text:p>0.0102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0.009948" calcext:value-type="float">
            <text:p>0.009948</text:p>
          </table:table-cell>
          <table:table-cell office:value-type="float" office:value="0.005304" calcext:value-type="float">
            <text:p>0.005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1686" calcext:value-type="float">
            <text:p>0.001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" calcext:value-type="float">
            <text:p>0</text:p>
          </table:table-cell>
          <table:table-cell office:value-type="float" office:value="0.001214" calcext:value-type="float">
            <text:p>0.001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" calcext:value-type="float">
            <text:p>0</text:p>
          </table:table-cell>
          <table:table-cell office:value-type="float" office:value="0.001244" calcext:value-type="float">
            <text:p>0.0012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" calcext:value-type="float">
            <text:p>0</text:p>
          </table:table-cell>
          <table:table-cell office:value-type="float" office:value="0.001006" calcext:value-type="float">
            <text:p>0.001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" calcext:value-type="float">
            <text:p>0</text:p>
          </table:table-cell>
          <table:table-cell office:value-type="float" office:value="0.000616" calcext:value-type="float">
            <text:p>0.0006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00004" calcext:value-type="float">
            <text:p>4.00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92" calcext:value-type="float">
            <text:p>0.0003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54" calcext:value-type="float">
            <text:p>0.000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620689655172414" calcext:value-type="float">
            <text:p>0.6206896552</text:p>
          </table:table-cell>
          <table:table-cell office:value-type="float" office:value="0.63748" calcext:value-type="float">
            <text:p>0.63748</text:p>
          </table:table-cell>
          <table:table-cell office:value-type="float" office:value="0.674698" calcext:value-type="float">
            <text:p>0.674698</text:p>
          </table:table-cell>
          <table:table-cell office:value-type="float" office:value="0.636642" calcext:value-type="float">
            <text:p>0.636642</text:p>
          </table:table-cell>
          <table:table-cell office:value-type="float" office:value="0.519604" calcext:value-type="float">
            <text:p>0.519604</text:p>
          </table:table-cell>
          <table:table-cell office:value-type="float" office:value="0.651244" calcext:value-type="float">
            <text:p>0.651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7931034482759" calcext:value-type="float">
            <text:p>0.1379310345</text:p>
          </table:table-cell>
          <table:table-cell office:value-type="float" office:value="0.214222" calcext:value-type="float">
            <text:p>0.214222</text:p>
          </table:table-cell>
          <table:table-cell office:value-type="float" office:value="0.203286" calcext:value-type="float">
            <text:p>0.203286</text:p>
          </table:table-cell>
          <table:table-cell office:value-type="float" office:value="0.218986" calcext:value-type="float">
            <text:p>0.218986</text:p>
          </table:table-cell>
          <table:table-cell office:value-type="float" office:value="0.250502" calcext:value-type="float">
            <text:p>0.250502</text:p>
          </table:table-cell>
          <table:table-cell office:value-type="float" office:value="0.21618" calcext:value-type="float">
            <text:p>0.21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7931034482759" calcext:value-type="float">
            <text:p>0.1379310345</text:p>
          </table:table-cell>
          <table:table-cell office:value-type="float" office:value="0.08236" calcext:value-type="float">
            <text:p>0.08236</text:p>
          </table:table-cell>
          <table:table-cell office:value-type="float" office:value="0.070808" calcext:value-type="float">
            <text:p>0.070808</text:p>
          </table:table-cell>
          <table:table-cell office:value-type="float" office:value="0.06976" calcext:value-type="float">
            <text:p>0.06976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77404" calcext:value-type="float">
            <text:p>0.077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36678" calcext:value-type="float">
            <text:p>0.036678</text:p>
          </table:table-cell>
          <table:table-cell office:value-type="float" office:value="0.057986" calcext:value-type="float">
            <text:p>0.057986</text:p>
          </table:table-cell>
          <table:table-cell office:value-type="float" office:value="0.025744" calcext:value-type="float">
            <text:p>0.025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06" calcext:value-type="float">
            <text:p>0.015506</text:p>
          </table:table-cell>
          <table:table-cell office:value-type="float" office:value="0.011258" calcext:value-type="float">
            <text:p>0.011258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0726" calcext:value-type="float">
            <text:p>0.010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8786" calcext:value-type="float">
            <text:p>0.00878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0.005434" calcext:value-type="float">
            <text:p>0.005434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004556" calcext:value-type="float">
            <text:p>0.004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2606" calcext:value-type="float">
            <text:p>0.002606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1442" calcext:value-type="float">
            <text:p>0.001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" calcext:value-type="float">
            <text:p>0</text:p>
          </table:table-cell>
          <table:table-cell office:value-type="float" office:value="0.000982" calcext:value-type="float">
            <text:p>0.0009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" calcext:value-type="float">
            <text:p>0</text:p>
          </table:table-cell>
          <table:table-cell office:value-type="float" office:value="0.000816" calcext:value-type="float">
            <text:p>0.0008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64" calcext:value-type="float">
            <text:p>0.000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72" calcext:value-type="float">
            <text:p>0.000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07142857142857" calcext:value-type="float">
            <text:p>0.6071428571</text:p>
          </table:table-cell>
          <table:table-cell office:value-type="float" office:value="0.644902" calcext:value-type="float">
            <text:p>0.644902</text:p>
          </table:table-cell>
          <table:table-cell office:value-type="float" office:value="0.674794" calcext:value-type="float">
            <text:p>0.674794</text:p>
          </table:table-cell>
          <table:table-cell office:value-type="float" office:value="0.668762" calcext:value-type="float">
            <text:p>0.668762</text:p>
          </table:table-cell>
          <table:table-cell office:value-type="float" office:value="0.509708" calcext:value-type="float">
            <text:p>0.509708</text:p>
          </table:table-cell>
          <table:table-cell office:value-type="float" office:value="0.673544" calcext:value-type="float">
            <text:p>0.673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203298" calcext:value-type="float">
            <text:p>0.203298</text:p>
          </table:table-cell>
          <table:table-cell office:value-type="float" office:value="0.203158" calcext:value-type="float">
            <text:p>0.203158</text:p>
          </table:table-cell>
          <table:table-cell office:value-type="float" office:value="0.251694" calcext:value-type="float">
            <text:p>0.251694</text:p>
          </table:table-cell>
          <table:table-cell office:value-type="float" office:value="0.207142" calcext:value-type="float">
            <text:p>0.207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0.08041" calcext:value-type="float">
            <text:p>0.08041</text:p>
          </table:table-cell>
          <table:table-cell office:value-type="float" office:value="0.07098" calcext:value-type="float">
            <text:p>0.07098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123216" calcext:value-type="float">
            <text:p>0.123216</text:p>
          </table:table-cell>
          <table:table-cell office:value-type="float" office:value="0.071404" calcext:value-type="float">
            <text:p>0.071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57142857142857" calcext:value-type="float">
            <text:p>0.0357142857</text:p>
          </table:table-cell>
          <table:table-cell office:value-type="float" office:value="0.033142" calcext:value-type="float">
            <text:p>0.033142</text:p>
          </table:table-cell>
          <table:table-cell office:value-type="float" office:value="0.027834" calcext:value-type="float">
            <text:p>0.027834</text:p>
          </table:table-cell>
          <table:table-cell office:value-type="float" office:value="0.032148" calcext:value-type="float">
            <text:p>0.032148</text:p>
          </table:table-cell>
          <table:table-cell office:value-type="float" office:value="0.060526" calcext:value-type="float">
            <text:p>0.060526</text:p>
          </table:table-cell>
          <table:table-cell office:value-type="float" office:value="0.02335" calcext:value-type="float">
            <text:p>0.02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0.010748" calcext:value-type="float">
            <text:p>0.010748</text:p>
          </table:table-cell>
          <table:table-cell office:value-type="float" office:value="0.010254" calcext:value-type="float">
            <text:p>0.010254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09848" calcext:value-type="float">
            <text:p>0.009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57142857142857" calcext:value-type="float">
            <text:p>0.0357142857</text:p>
          </table:table-cell>
          <table:table-cell office:value-type="float" office:value="0.006624" calcext:value-type="float">
            <text:p>0.006624</text:p>
          </table:table-cell>
          <table:table-cell office:value-type="float" office:value="0.004596" calcext:value-type="float">
            <text:p>0.004596</text:p>
          </table:table-cell>
          <table:table-cell office:value-type="float" office:value="0.011754" calcext:value-type="float">
            <text:p>0.011754</text:p>
          </table:table-cell>
          <table:table-cell office:value-type="float" office:value="0.014662" calcext:value-type="float">
            <text:p>0.014662</text:p>
          </table:table-cell>
          <table:table-cell office:value-type="float" office:value="0.007176" calcext:value-type="float">
            <text:p>0.007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004826" calcext:value-type="float">
            <text:p>0.004826</text:p>
          </table:table-cell>
          <table:table-cell office:value-type="float" office:value="0.007022" calcext:value-type="float">
            <text:p>0.007022</text:p>
          </table:table-cell>
          <table:table-cell office:value-type="float" office:value="0.003448" calcext:value-type="float">
            <text:p>0.003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57142857142857" calcext:value-type="float">
            <text:p>0.0357142857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1138" calcext:value-type="float">
            <text:p>0.001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16" calcext:value-type="float">
            <text:p>0.000716</text:p>
          </table:table-cell>
          <table:table-cell table:number-columns-repeated="2" office:value-type="float" office:value="0.000776" calcext:value-type="float">
            <text:p>0.000776</text:p>
          </table:table-cell>
          <table:table-cell office:value-type="float" office:value="0" calcext:value-type="float">
            <text:p>0</text:p>
          </table:table-cell>
          <table:table-cell office:value-type="float" office:value="0.000804" calcext:value-type="float">
            <text:p>0.000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" calcext:value-type="float">
            <text:p>0</text:p>
          </table:table-cell>
          <table:table-cell office:value-type="float" office:value="0.000762" calcext:value-type="float">
            <text:p>0.000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" calcext:value-type="float">
            <text:p>0</text:p>
          </table:table-cell>
          <table:table-cell office:value-type="float" office:value="0.000556" calcext:value-type="float">
            <text:p>0.000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00074" calcext:value-type="float">
            <text:p>7.40E-05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0.000364" calcext:value-type="float">
            <text:p>0.000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.000064" calcext:value-type="float">
            <text:p>6.4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</table:table>
      <table:table table:name="F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3]/[.B$19]" office:value-type="float" office:value="0.409090909090909" calcext:value-type="float">
            <text:p>0.4090909091</text:p>
          </table:table-cell>
          <table:table-cell office:value-type="float" office:value="0.369652" calcext:value-type="float">
            <text:p>0.369652</text:p>
          </table:table-cell>
          <table:table-cell office:value-type="float" office:value="0.4305105" calcext:value-type="float">
            <text:p>0.4305105</text:p>
          </table:table-cell>
          <table:table-cell office:value-type="float" office:value="0.370289" calcext:value-type="float">
            <text:p>0.370289</text:p>
          </table:table-cell>
          <table:table-cell office:value-type="float" office:value="0.414254" calcext:value-type="float">
            <text:p>0.414254</text:p>
          </table:table-cell>
          <table:table-cell office:value-type="float" office:value="0.389034" calcext:value-type="float">
            <text:p>0.389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4]/[.B$19]" office:value-type="float" office:value="0.212121212121212" calcext:value-type="float">
            <text:p>0.2121212121</text:p>
          </table:table-cell>
          <table:table-cell office:value-type="float" office:value="0.231119" calcext:value-type="float">
            <text:p>0.231119</text:p>
          </table:table-cell>
          <table:table-cell office:value-type="float" office:value="0.2296935" calcext:value-type="float">
            <text:p>0.2296935</text:p>
          </table:table-cell>
          <table:table-cell office:value-type="float" office:value="0.2345155" calcext:value-type="float">
            <text:p>0.2345155</text:p>
          </table:table-cell>
          <table:table-cell office:value-type="float" office:value="0.246579" calcext:value-type="float">
            <text:p>0.246579</text:p>
          </table:table-cell>
          <table:table-cell office:value-type="float" office:value="0.248407" calcext:value-type="float">
            <text:p>0.248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B5]/[.B$19]" office:value-type="float" office:value="0.113636363636364" calcext:value-type="float">
            <text:p>0.1136363636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226855" calcext:value-type="float">
            <text:p>0.1226855</text:p>
          </table:table-cell>
          <table:table-cell office:value-type="float" office:value="0.1194385" calcext:value-type="float">
            <text:p>0.1194385</text:p>
          </table:table-cell>
          <table:table-cell office:value-type="float" office:value="0.139788" calcext:value-type="float">
            <text:p>0.139788</text:p>
          </table:table-cell>
          <table:table-cell office:value-type="float" office:value="0.1396455" calcext:value-type="float">
            <text:p>0.1396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6]/[.B$19]" office:value-type="float" office:value="0.0984848484848485" calcext:value-type="float">
            <text:p>0.0984848485</text:p>
          </table:table-cell>
          <table:table-cell office:value-type="float" office:value="0.089948" calcext:value-type="float">
            <text:p>0.089948</text:p>
          </table:table-cell>
          <table:table-cell office:value-type="float" office:value="0.064977" calcext:value-type="float">
            <text:p>0.064977</text:p>
          </table:table-cell>
          <table:table-cell office:value-type="float" office:value="0.081537" calcext:value-type="float">
            <text:p>0.081537</text:p>
          </table:table-cell>
          <table:table-cell office:value-type="float" office:value="0.072581" calcext:value-type="float">
            <text:p>0.072581</text:p>
          </table:table-cell>
          <table:table-cell office:value-type="float" office:value="0.066029" calcext:value-type="float">
            <text:p>0.066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/[.B$19]" office:value-type="float" office:value="0.0454545454545455" calcext:value-type="float">
            <text:p>0.0454545455</text:p>
          </table:table-cell>
          <table:table-cell office:value-type="float" office:value="0.0559195" calcext:value-type="float">
            <text:p>0.0559195</text:p>
          </table:table-cell>
          <table:table-cell office:value-type="float" office:value="0.034824" calcext:value-type="float">
            <text:p>0.034824</text:p>
          </table:table-cell>
          <table:table-cell office:value-type="float" office:value="0.0382155" calcext:value-type="float">
            <text:p>0.0382155</text:p>
          </table:table-cell>
          <table:table-cell office:value-type="float" office:value="0.040798" calcext:value-type="float">
            <text:p>0.040798</text:p>
          </table:table-cell>
          <table:table-cell office:value-type="float" office:value="0.0361215" calcext:value-type="float">
            <text:p>0.0361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8]/[.B$19]" office:value-type="float" office:value="0.0227272727272727" calcext:value-type="float">
            <text:p>0.0227272727</text:p>
          </table:table-cell>
          <table:table-cell office:value-type="float" office:value="0.0352435" calcext:value-type="float">
            <text:p>0.0352435</text:p>
          </table:table-cell>
          <table:table-cell office:value-type="float" office:value="0.018664" calcext:value-type="float">
            <text:p>0.018664</text:p>
          </table:table-cell>
          <table:table-cell office:value-type="float" office:value="0.059373" calcext:value-type="float">
            <text:p>0.059373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0383475" calcext:value-type="float">
            <text:p>0.0383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9]/[.B$19]" office:value-type="float" office:value="0.0227272727272727" calcext:value-type="float">
            <text:p>0.0227272727</text:p>
          </table:table-cell>
          <table:table-cell office:value-type="float" office:value="0.0218685" calcext:value-type="float">
            <text:p>0.0218685</text:p>
          </table:table-cell>
          <table:table-cell office:value-type="float" office:value="0.021934" calcext:value-type="float">
            <text:p>0.021934</text:p>
          </table:table-cell>
          <table:table-cell office:value-type="float" office:value="0.0306975" calcext:value-type="float">
            <text:p>0.0306975</text:p>
          </table:table-cell>
          <table:table-cell office:value-type="float" office:value="0.0212055" calcext:value-type="float">
            <text:p>0.0212055</text:p>
          </table:table-cell>
          <table:table-cell office:value-type="float" office:value="0.0267495" calcext:value-type="float">
            <text:p>0.02674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10]/[.B$19]" office:value-type="float" office:value="0.0378787878787879" calcext:value-type="float">
            <text:p>0.0378787879</text:p>
          </table:table-cell>
          <table:table-cell office:value-type="float" office:value="0.0137145" calcext:value-type="float">
            <text:p>0.0137145</text:p>
          </table:table-cell>
          <table:table-cell office:value-type="float" office:value="0.022042" calcext:value-type="float">
            <text:p>0.022042</text:p>
          </table:table-cell>
          <table:table-cell office:value-type="float" office:value="0.017344" calcext:value-type="float">
            <text:p>0.017344</text:p>
          </table:table-cell>
          <table:table-cell office:value-type="float" office:value="0.009404" calcext:value-type="float">
            <text:p>0.009404</text:p>
          </table:table-cell>
          <table:table-cell office:value-type="float" office:value="0.0098255" calcext:value-type="float">
            <text:p>0.0098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1]/[.B$19]" office:value-type="float" office:value="0.00757575757575758" calcext:value-type="float">
            <text:p>0.0075757576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0.0109215" calcext:value-type="float">
            <text:p>0.0109215</text:p>
          </table:table-cell>
          <table:table-cell office:value-type="float" office:value="0.008017" calcext:value-type="float">
            <text:p>0.008017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008243" calcext:value-type="float">
            <text:p>0.008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2]/[.B$19]" office:value-type="float" office:value="0.00757575757575758" calcext:value-type="float">
            <text:p>0.0075757576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.0110425" calcext:value-type="float">
            <text:p>0.0110425</text:p>
          </table:table-cell>
          <table:table-cell office:value-type="float" office:value="0.0154755" calcext:value-type="float">
            <text:p>0.0154755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.0102495" calcext:value-type="float">
            <text:p>0.01024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3]/[.B$19]" office:value-type="float" office:value="0.0227272727272727" calcext:value-type="float">
            <text:p>0.0227272727</text:p>
          </table:table-cell>
          <table:table-cell office:value-type="float" office:value="0.022322" calcext:value-type="float">
            <text:p>0.022322</text:p>
          </table:table-cell>
          <table:table-cell office:value-type="float" office:value="0.0218335" calcext:value-type="float">
            <text:p>0.0218335</text:p>
          </table:table-cell>
          <table:table-cell office:value-type="float" office:value="0.0211385" calcext:value-type="float">
            <text:p>0.021138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01435" calcext:value-type="float">
            <text:p>0.01014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4]/[.B$19]" office:value-type="float" office:value="0" calcext:value-type="float">
            <text:p>0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60715" calcext:value-type="float">
            <text:p>0.00607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5]/[.B$19]" office:value-type="float" office:value="0" calcext:value-type="float">
            <text:p>0</text:p>
          </table:table-cell>
          <table:table-cell table:style-name="ce5" office:value-type="float" office:value="0.000005" calcext:value-type="float">
            <text:p>5.00E-0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227" calcext:value-type="float">
            <text:p>2.27E-04</text:p>
          </table:table-cell>
          <table:table-cell office:value-type="float" office:value="0.0017915" calcext:value-type="float">
            <text:p>0.0017915</text:p>
          </table:table-cell>
          <table:table-cell office:value-type="float" office:value="0.003772" calcext:value-type="float">
            <text:p>0.003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6]/[.B$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4879" calcext:value-type="float">
            <text:p>0.004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7]/[.B$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23225" calcext:value-type="float">
            <text:p>0.0023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8]/[.B$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7" calcext:value-type="float">
            <text:p>7.00E-05</text:p>
          </table:table-cell>
          <table:table-cell table:style-name="ce5" office:value-type="float" office:value="0.0001595" calcext:value-type="float">
            <text:p>1.60E-04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3:.B18])" office:value-type="float" office:value="132" calcext:value-type="float">
            <text:p>1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B24]/[.$B$40]" office:value-type="float" office:value="0.40625" calcext:value-type="float">
            <text:p>0.40625</text:p>
          </table:table-cell>
          <table:table-cell office:value-type="float" office:value="0.3714645" calcext:value-type="float">
            <text:p>0.3714645</text:p>
          </table:table-cell>
          <table:table-cell office:value-type="float" office:value="0.4306375" calcext:value-type="float">
            <text:p>0.4306375</text:p>
          </table:table-cell>
          <table:table-cell office:value-type="float" office:value="0.377258" calcext:value-type="float">
            <text:p>0.377258</text:p>
          </table:table-cell>
          <table:table-cell office:value-type="float" office:value="0.4105395" calcext:value-type="float">
            <text:p>0.4105395</text:p>
          </table:table-cell>
          <table:table-cell office:value-type="float" office:value="0.388434" calcext:value-type="float">
            <text:p>0.388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25]/[.$B$40]" office:value-type="float" office:value="0.21875" calcext:value-type="float">
            <text:p>0.21875</text:p>
          </table:table-cell>
          <table:table-cell office:value-type="float" office:value="0.230846" calcext:value-type="float">
            <text:p>0.230846</text:p>
          </table:table-cell>
          <table:table-cell office:value-type="float" office:value="0.2308735" calcext:value-type="float">
            <text:p>0.2308735</text:p>
          </table:table-cell>
          <table:table-cell office:value-type="float" office:value="0.238571" calcext:value-type="float">
            <text:p>0.238571</text:p>
          </table:table-cell>
          <table:table-cell office:value-type="float" office:value="0.245065" calcext:value-type="float">
            <text:p>0.245065</text:p>
          </table:table-cell>
          <table:table-cell office:value-type="float" office:value="0.244976" calcext:value-type="float">
            <text:p>0.244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26]/[.$B$40]" office:value-type="float" office:value="0.109375" calcext:value-type="float">
            <text:p>0.109375</text:p>
          </table:table-cell>
          <table:table-cell office:value-type="float" office:value="0.143644" calcext:value-type="float">
            <text:p>0.143644</text:p>
          </table:table-cell>
          <table:table-cell office:value-type="float" office:value="0.1237335" calcext:value-type="float">
            <text:p>0.1237335</text:p>
          </table:table-cell>
          <table:table-cell office:value-type="float" office:value="0.118415" calcext:value-type="float">
            <text:p>0.118415</text:p>
          </table:table-cell>
          <table:table-cell office:value-type="float" office:value="0.1392835" calcext:value-type="float">
            <text:p>0.1392835</text:p>
          </table:table-cell>
          <table:table-cell office:value-type="float" office:value="0.138489" calcext:value-type="float">
            <text:p>0.138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27]/[.$B$40]" office:value-type="float" office:value="0.1015625" calcext:value-type="float">
            <text:p>0.1015625</text:p>
          </table:table-cell>
          <table:table-cell office:value-type="float" office:value="0.0896315" calcext:value-type="float">
            <text:p>0.0896315</text:p>
          </table:table-cell>
          <table:table-cell office:value-type="float" office:value="0.066384" calcext:value-type="float">
            <text:p>0.066384</text:p>
          </table:table-cell>
          <table:table-cell office:value-type="float" office:value="0.0818595" calcext:value-type="float">
            <text:p>0.0818595</text:p>
          </table:table-cell>
          <table:table-cell office:value-type="float" office:value="0.0734985" calcext:value-type="float">
            <text:p>0.0734985</text:p>
          </table:table-cell>
          <table:table-cell office:value-type="float" office:value="0.0656725" calcext:value-type="float">
            <text:p>0.0656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8]/[.$B$40]" office:value-type="float" office:value="0.046875" calcext:value-type="float">
            <text:p>0.046875</text:p>
          </table:table-cell>
          <table:table-cell office:value-type="float" office:value="0.055864" calcext:value-type="float">
            <text:p>0.055864</text:p>
          </table:table-cell>
          <table:table-cell office:value-type="float" office:value="0.035855" calcext:value-type="float">
            <text:p>0.035855</text:p>
          </table:table-cell>
          <table:table-cell office:value-type="float" office:value="0.0368795" calcext:value-type="float">
            <text:p>0.0368795</text:p>
          </table:table-cell>
          <table:table-cell office:value-type="float" office:value="0.0417785" calcext:value-type="float">
            <text:p>0.0417785</text:p>
          </table:table-cell>
          <table:table-cell office:value-type="float" office:value="0.036723" calcext:value-type="float">
            <text:p>0.036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29]/[.$B$40]" office:value-type="float" office:value="0.0234375" calcext:value-type="float">
            <text:p>0.0234375</text:p>
          </table:table-cell>
          <table:table-cell office:value-type="float" office:value="0.0344525" calcext:value-type="float">
            <text:p>0.0344525</text:p>
          </table:table-cell>
          <table:table-cell office:value-type="float" office:value="0.018948" calcext:value-type="float">
            <text:p>0.018948</text:p>
          </table:table-cell>
          <table:table-cell office:value-type="float" office:value="0.0573595" calcext:value-type="float">
            <text:p>0.0573595</text:p>
          </table:table-cell>
          <table:table-cell office:value-type="float" office:value="0.0337675" calcext:value-type="float">
            <text:p>0.0337675</text:p>
          </table:table-cell>
          <table:table-cell office:value-type="float" office:value="0.0394795" calcext:value-type="float">
            <text:p>0.0394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30]/[.$B$40]" office:value-type="float" office:value="0.015625" calcext:value-type="float">
            <text:p>0.015625</text:p>
          </table:table-cell>
          <table:table-cell office:value-type="float" office:value="0.02169" calcext:value-type="float">
            <text:p>0.02169</text:p>
          </table:table-cell>
          <table:table-cell office:value-type="float" office:value="0.020701" calcext:value-type="float">
            <text:p>0.020701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220365" calcext:value-type="float">
            <text:p>0.0220365</text:p>
          </table:table-cell>
          <table:table-cell office:value-type="float" office:value="0.027341" calcext:value-type="float">
            <text:p>0.027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]/[.$B$40]" office:value-type="float" office:value="0.0390625" calcext:value-type="float">
            <text:p>0.0390625</text:p>
          </table:table-cell>
          <table:table-cell office:value-type="float" office:value="0.013498" calcext:value-type="float">
            <text:p>0.013498</text:p>
          </table:table-cell>
          <table:table-cell office:value-type="float" office:value="0.0206475" calcext:value-type="float">
            <text:p>0.0206475</text:p>
          </table:table-cell>
          <table:table-cell office:value-type="float" office:value="0.016428" calcext:value-type="float">
            <text:p>0.016428</text:p>
          </table:table-cell>
          <table:table-cell office:value-type="float" office:value="0.010171" calcext:value-type="float">
            <text:p>0.010171</text:p>
          </table:table-cell>
          <table:table-cell office:value-type="float" office:value="0.010701" calcext:value-type="float">
            <text:p>0.0107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32]/[.$B$40]" office:value-type="float" office:value="0.0078125" calcext:value-type="float">
            <text:p>0.0078125</text:p>
          </table:table-cell>
          <table:table-cell office:value-type="float" office:value="0.0083235" calcext:value-type="float">
            <text:p>0.0083235</text:p>
          </table:table-cell>
          <table:table-cell office:value-type="float" office:value="0.010423" calcext:value-type="float">
            <text:p>0.010423</text:p>
          </table:table-cell>
          <table:table-cell office:value-type="float" office:value="0.0073995" calcext:value-type="float">
            <text:p>0.0073995</text:p>
          </table:table-cell>
          <table:table-cell office:value-type="float" office:value="0.0043765" calcext:value-type="float">
            <text:p>0.0043765</text:p>
          </table:table-cell>
          <table:table-cell office:value-type="float" office:value="0.0089165" calcext:value-type="float">
            <text:p>0.0089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33]/[.$B$40]" office:value-type="float" office:value="0.0078125" calcext:value-type="float">
            <text:p>0.0078125</text:p>
          </table:table-cell>
          <table:table-cell office:value-type="float" office:value="0.0052685" calcext:value-type="float">
            <text:p>0.0052685</text:p>
          </table:table-cell>
          <table:table-cell office:value-type="float" office:value="0.010516" calcext:value-type="float">
            <text:p>0.010516</text:p>
          </table:table-cell>
          <table:table-cell office:value-type="float" office:value="0.0143035" calcext:value-type="float">
            <text:p>0.0143035</text:p>
          </table:table-cell>
          <table:table-cell office:value-type="float" office:value="0.005452" calcext:value-type="float">
            <text:p>0.005452</text:p>
          </table:table-cell>
          <table:table-cell office:value-type="float" office:value="0.0109135" calcext:value-type="float">
            <text:p>0.01091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34]/[.$B$40]" office:value-type="float" office:value="0.0234375" calcext:value-type="float">
            <text:p>0.0234375</text:p>
          </table:table-cell>
          <table:table-cell office:value-type="float" office:value="0.023244" calcext:value-type="float">
            <text:p>0.023244</text:p>
          </table:table-cell>
          <table:table-cell office:value-type="float" office:value="0.020855" calcext:value-type="float">
            <text:p>0.020855</text:p>
          </table:table-cell>
          <table:table-cell office:value-type="float" office:value="0.0192305" calcext:value-type="float">
            <text:p>0.0192305</text:p>
          </table:table-cell>
          <table:table-cell office:value-type="float" office:value="0.0050615" calcext:value-type="float">
            <text:p>0.0050615</text:p>
          </table:table-cell>
          <table:table-cell office:value-type="float" office:value="0.010262" calcext:value-type="float">
            <text:p>0.0102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35]/[.$B$40]" office:value-type="float" office:value="0" calcext:value-type="float">
            <text:p>0</text:p>
          </table:table-cell>
          <table:table-cell office:value-type="float" office:value="0.0020645" calcext:value-type="float">
            <text:p>0.0020645</text:p>
          </table:table-cell>
          <table:table-cell office:value-type="float" office:value="0.010426" calcext:value-type="float">
            <text:p>0.010426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31815" calcext:value-type="float">
            <text:p>0.0031815</text:p>
          </table:table-cell>
          <table:table-cell office:value-type="float" office:value="0.0065555" calcext:value-type="float">
            <text:p>0.0065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36]/[.$B$40]" office:value-type="float" office:value="0" calcext:value-type="float">
            <text:p>0</text:p>
          </table:table-cell>
          <table:table-cell table:style-name="ce5" office:value-type="float" office:value="0.000009" calcext:value-type="float">
            <text:p>9.00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86" calcext:value-type="float">
            <text:p>0.001986</text:p>
          </table:table-cell>
          <table:table-cell office:value-type="float" office:value="0.0039055" calcext:value-type="float">
            <text:p>0.00390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37]/[.$B$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265" calcext:value-type="float">
            <text:p>0.0025265</text:p>
          </table:table-cell>
          <table:table-cell office:value-type="float" office:value="0.005017" calcext:value-type="float">
            <text:p>0.005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38]/[.$B$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905" calcext:value-type="float">
            <text:p>0.0011905</text:p>
          </table:table-cell>
          <table:table-cell office:value-type="float" office:value="0.0024565" calcext:value-type="float">
            <text:p>0.0024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9]/[.$B$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855" calcext:value-type="float">
            <text:p>8.55E-05</text:p>
          </table:table-cell>
          <table:table-cell table:style-name="ce5" office:value-type="float" office:value="0.0001575" calcext:value-type="float">
            <text:p>1.58E-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4:.B39])" office:value-type="float" office:value="128" calcext:value-type="float">
            <text:p>128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B45]/[.$B$61]" office:value-type="float" office:value="0.411290322580645" calcext:value-type="float">
            <text:p>0.4112903226</text:p>
          </table:table-cell>
          <table:table-cell office:value-type="float" office:value="0.3854435" calcext:value-type="float">
            <text:p>0.3854435</text:p>
          </table:table-cell>
          <table:table-cell office:value-type="float" office:value="0.4308655" calcext:value-type="float">
            <text:p>0.4308655</text:p>
          </table:table-cell>
          <table:table-cell office:value-type="float" office:value="0.3875675" calcext:value-type="float">
            <text:p>0.3875675</text:p>
          </table:table-cell>
          <table:table-cell office:value-type="float" office:value="0.416033" calcext:value-type="float">
            <text:p>0.416033</text:p>
          </table:table-cell>
          <table:table-cell office:value-type="float" office:value="0.403049" calcext:value-type="float">
            <text:p>0.403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B46]/[.$B$61]" office:value-type="float" office:value="0.209677419354839" calcext:value-type="float">
            <text:p>0.2096774194</text:p>
          </table:table-cell>
          <table:table-cell office:value-type="float" office:value="0.2340585" calcext:value-type="float">
            <text:p>0.2340585</text:p>
          </table:table-cell>
          <table:table-cell office:value-type="float" office:value="0.2321505" calcext:value-type="float">
            <text:p>0.2321505</text:p>
          </table:table-cell>
          <table:table-cell office:value-type="float" office:value="0.237484" calcext:value-type="float">
            <text:p>0.237484</text:p>
          </table:table-cell>
          <table:table-cell office:value-type="float" office:value="0.2434195" calcext:value-type="float">
            <text:p>0.2434195</text:p>
          </table:table-cell>
          <table:table-cell office:value-type="float" office:value="0.243385" calcext:value-type="float">
            <text:p>0.243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47]/[.$B$61]" office:value-type="float" office:value="0.112903225806452" calcext:value-type="float">
            <text:p>0.1129032258</text:p>
          </table:table-cell>
          <table:table-cell office:value-type="float" office:value="0.142715" calcext:value-type="float">
            <text:p>0.142715</text:p>
          </table:table-cell>
          <table:table-cell office:value-type="float" office:value="0.1254715" calcext:value-type="float">
            <text:p>0.1254715</text:p>
          </table:table-cell>
          <table:table-cell office:value-type="float" office:value="0.115648" calcext:value-type="float">
            <text:p>0.115648</text:p>
          </table:table-cell>
          <table:table-cell office:value-type="float" office:value="0.1370835" calcext:value-type="float">
            <text:p>0.1370835</text:p>
          </table:table-cell>
          <table:table-cell office:value-type="float" office:value="0.134112" calcext:value-type="float">
            <text:p>0.134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48]/[.$B$61]" office:value-type="float" office:value="0.104838709677419" calcext:value-type="float">
            <text:p>0.1048387097</text:p>
          </table:table-cell>
          <table:table-cell office:value-type="float" office:value="0.0861855" calcext:value-type="float">
            <text:p>0.0861855</text:p>
          </table:table-cell>
          <table:table-cell office:value-type="float" office:value="0.0671065" calcext:value-type="float">
            <text:p>0.0671065</text:p>
          </table:table-cell>
          <table:table-cell office:value-type="float" office:value="0.0830445" calcext:value-type="float">
            <text:p>0.0830445</text:p>
          </table:table-cell>
          <table:table-cell office:value-type="float" office:value="0.0743575" calcext:value-type="float">
            <text:p>0.0743575</text:p>
          </table:table-cell>
          <table:table-cell office:value-type="float" office:value="0.066399" calcext:value-type="float">
            <text:p>0.066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9]/[.$B$61]" office:value-type="float" office:value="0.0483870967741936" calcext:value-type="float">
            <text:p>0.0483870968</text:p>
          </table:table-cell>
          <table:table-cell office:value-type="float" office:value="0.052043" calcext:value-type="float">
            <text:p>0.052043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372115" calcext:value-type="float">
            <text:p>0.0372115</text:p>
          </table:table-cell>
          <table:table-cell office:value-type="float" office:value="0.0421485" calcext:value-type="float">
            <text:p>0.0421485</text:p>
          </table:table-cell>
          <table:table-cell office:value-type="float" office:value="0.036338" calcext:value-type="float">
            <text:p>0.036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50]/[.$B$61]" office:value-type="float" office:value="0.0241935483870968" calcext:value-type="float">
            <text:p>0.0241935484</text:p>
          </table:table-cell>
          <table:table-cell office:value-type="float" office:value="0.0321215" calcext:value-type="float">
            <text:p>0.0321215</text:p>
          </table:table-cell>
          <table:table-cell office:value-type="float" office:value="0.019499" calcext:value-type="float">
            <text:p>0.019499</text:p>
          </table:table-cell>
          <table:table-cell office:value-type="float" office:value="0.0544465" calcext:value-type="float">
            <text:p>0.0544465</text:p>
          </table:table-cell>
          <table:table-cell office:value-type="float" office:value="0.033339" calcext:value-type="float">
            <text:p>0.033339</text:p>
          </table:table-cell>
          <table:table-cell office:value-type="float" office:value="0.037863" calcext:value-type="float">
            <text:p>0.037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51]/[.$B$61]" office:value-type="float" office:value="0.0161290322580645" calcext:value-type="float">
            <text:p>0.0161290323</text:p>
          </table:table-cell>
          <table:table-cell office:value-type="float" office:value="0.019166" calcext:value-type="float">
            <text:p>0.019166</text:p>
          </table:table-cell>
          <table:table-cell office:value-type="float" office:value="0.0197075" calcext:value-type="float">
            <text:p>0.0197075</text:p>
          </table:table-cell>
          <table:table-cell office:value-type="float" office:value="0.0272215" calcext:value-type="float">
            <text:p>0.0272215</text:p>
          </table:table-cell>
          <table:table-cell office:value-type="float" office:value="0.0215075" calcext:value-type="float">
            <text:p>0.0215075</text:p>
          </table:table-cell>
          <table:table-cell office:value-type="float" office:value="0.0253825" calcext:value-type="float">
            <text:p>0.0253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52]/[.$B$61]" office:value-type="float" office:value="0.0403225806451613" calcext:value-type="float">
            <text:p>0.0403225806</text:p>
          </table:table-cell>
          <table:table-cell office:value-type="float" office:value="0.0116075" calcext:value-type="float">
            <text:p>0.0116075</text:p>
          </table:table-cell>
          <table:table-cell office:value-type="float" office:value="0.019704" calcext:value-type="float">
            <text:p>0.019704</text:p>
          </table:table-cell>
          <table:table-cell office:value-type="float" office:value="0.016158" calcext:value-type="float">
            <text:p>0.016158</text:p>
          </table:table-cell>
          <table:table-cell office:value-type="float" office:value="0.0102905" calcext:value-type="float">
            <text:p>0.0102905</text:p>
          </table:table-cell>
          <table:table-cell office:value-type="float" office:value="0.0099715" calcext:value-type="float">
            <text:p>0.0099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53]/[.$B$61]" office:value-type="float" office:value="0.00806451612903226" calcext:value-type="float">
            <text:p>0.0080645161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0.0072525" calcext:value-type="float">
            <text:p>0.0072525</text:p>
          </table:table-cell>
          <table:table-cell office:value-type="float" office:value="0.004163" calcext:value-type="float">
            <text:p>0.004163</text:p>
          </table:table-cell>
          <table:table-cell office:value-type="float" office:value="0.0083875" calcext:value-type="float">
            <text:p>0.0083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4]/[.$B$61]" office:value-type="float" office:value="0" calcext:value-type="float">
            <text:p>0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0.0133025" calcext:value-type="float">
            <text:p>0.0133025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0.0095885" calcext:value-type="float">
            <text:p>0.0095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55]/[.$B$61]" office:value-type="float" office:value="0.0241935483870968" calcext:value-type="float">
            <text:p>0.0241935484</text:p>
          </table:table-cell>
          <table:table-cell office:value-type="float" office:value="0.023589" calcext:value-type="float">
            <text:p>0.023589</text:p>
          </table:table-cell>
          <table:table-cell office:value-type="float" office:value="0.0197335" calcext:value-type="float">
            <text:p>0.0197335</text:p>
          </table:table-cell>
          <table:table-cell office:value-type="float" office:value="0.0175375" calcext:value-type="float">
            <text:p>0.0175375</text:p>
          </table:table-cell>
          <table:table-cell office:value-type="float" office:value="0.0044265" calcext:value-type="float">
            <text:p>0.0044265</text:p>
          </table:table-cell>
          <table:table-cell office:value-type="float" office:value="0.0089885" calcext:value-type="float">
            <text:p>0.00898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6]/[.$B$61]" office:value-type="float" office:value="0" calcext:value-type="float">
            <text:p>0</text:p>
          </table:table-cell>
          <table:table-cell office:value-type="float" office:value="0.0016265" calcext:value-type="float">
            <text:p>0.0016265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30835" calcext:value-type="float">
            <text:p>0.0030835</text:p>
          </table:table-cell>
          <table:table-cell office:value-type="float" office:value="0.006159" calcext:value-type="float">
            <text:p>0.006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57]/[.$B$61]" office:value-type="float" office:value="0" calcext:value-type="float">
            <text:p>0</text:p>
          </table:table-cell>
          <table:table-cell table:style-name="ce5" office:value-type="float" office:value="0.000007" calcext:value-type="float">
            <text:p>7.00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815" calcext:value-type="float">
            <text:p>0.0018815</text:p>
          </table:table-cell>
          <table:table-cell office:value-type="float" office:value="0.0037565" calcext:value-type="float">
            <text:p>0.00375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58]/[.$B$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00453" calcext:value-type="float">
            <text:p>0.00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59]/[.$B$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19345" calcext:value-type="float">
            <text:p>0.0019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60]/[.$B$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855" calcext:value-type="float">
            <text:p>8.55E-05</text:p>
          </table:table-cell>
          <table:table-cell table:style-name="ce5" office:value-type="float" office:value="0.0001555" calcext:value-type="float">
            <text:p>1.56E-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5:.B60])" office:value-type="float" office:value="124" calcext:value-type="float">
            <text:p>12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B66]/[.$B$82]" office:value-type="float" office:value="0.4" calcext:value-type="float">
            <text:p>0.4</text:p>
          </table:table-cell>
          <table:table-cell office:value-type="float" office:value="0.385026" calcext:value-type="float">
            <text:p>0.385026</text:p>
          </table:table-cell>
          <table:table-cell office:value-type="float" office:value="0.4281585" calcext:value-type="float">
            <text:p>0.4281585</text:p>
          </table:table-cell>
          <table:table-cell office:value-type="float" office:value="0.3802635" calcext:value-type="float">
            <text:p>0.3802635</text:p>
          </table:table-cell>
          <table:table-cell office:value-type="float" office:value="0.4097725" calcext:value-type="float">
            <text:p>0.4097725</text:p>
          </table:table-cell>
          <table:table-cell office:value-type="float" office:value="0.3957855" calcext:value-type="float">
            <text:p>0.3957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B67]/[.$B$82]" office:value-type="float" office:value="0.216666666666667" calcext:value-type="float">
            <text:p>0.2166666667</text:p>
          </table:table-cell>
          <table:table-cell office:value-type="float" office:value="0.2338655" calcext:value-type="float">
            <text:p>0.2338655</text:p>
          </table:table-cell>
          <table:table-cell office:value-type="float" office:value="0.233458" calcext:value-type="float">
            <text:p>0.233458</text:p>
          </table:table-cell>
          <table:table-cell office:value-type="float" office:value="0.238309" calcext:value-type="float">
            <text:p>0.238309</text:p>
          </table:table-cell>
          <table:table-cell office:value-type="float" office:value="0.2423045" calcext:value-type="float">
            <text:p>0.2423045</text:p>
          </table:table-cell>
          <table:table-cell office:value-type="float" office:value="0.242418" calcext:value-type="float">
            <text:p>0.242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68]/[.$B$82]" office:value-type="float" office:value="0.116666666666667" calcext:value-type="float">
            <text:p>0.1166666667</text:p>
          </table:table-cell>
          <table:table-cell office:value-type="float" office:value="0.141848" calcext:value-type="float">
            <text:p>0.141848</text:p>
          </table:table-cell>
          <table:table-cell office:value-type="float" office:value="0.1270595" calcext:value-type="float">
            <text:p>0.1270595</text:p>
          </table:table-cell>
          <table:table-cell office:value-type="float" office:value="0.116369" calcext:value-type="float">
            <text:p>0.116369</text:p>
          </table:table-cell>
          <table:table-cell office:value-type="float" office:value="0.139777" calcext:value-type="float">
            <text:p>0.139777</text:p>
          </table:table-cell>
          <table:table-cell office:value-type="float" office:value="0.137754" calcext:value-type="float">
            <text:p>0.137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69]/[.$B$82]" office:value-type="float" office:value="0.108333333333333" calcext:value-type="float">
            <text:p>0.1083333333</text:p>
          </table:table-cell>
          <table:table-cell office:value-type="float" office:value="0.086339" calcext:value-type="float">
            <text:p>0.086339</text:p>
          </table:table-cell>
          <table:table-cell office:value-type="float" office:value="0.0693165" calcext:value-type="float">
            <text:p>0.0693165</text:p>
          </table:table-cell>
          <table:table-cell office:value-type="float" office:value="0.084472" calcext:value-type="float">
            <text:p>0.084472</text:p>
          </table:table-cell>
          <table:table-cell office:value-type="float" office:value="0.0754795" calcext:value-type="float">
            <text:p>0.0754795</text:p>
          </table:table-cell>
          <table:table-cell office:value-type="float" office:value="0.06737" calcext:value-type="float">
            <text:p>0.06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0]/[.$B$82]" office:value-type="float" office:value="0.05" calcext:value-type="float">
            <text:p>0.05</text:p>
          </table:table-cell>
          <table:table-cell office:value-type="float" office:value="0.052383" calcext:value-type="float">
            <text:p>0.052383</text:p>
          </table:table-cell>
          <table:table-cell office:value-type="float" office:value="0.0378365" calcext:value-type="float">
            <text:p>0.0378365</text:p>
          </table:table-cell>
          <table:table-cell office:value-type="float" office:value="0.038059" calcext:value-type="float">
            <text:p>0.038059</text:p>
          </table:table-cell>
          <table:table-cell office:value-type="float" office:value="0.043272" calcext:value-type="float">
            <text:p>0.043272</text:p>
          </table:table-cell>
          <table:table-cell office:value-type="float" office:value="0.0370625" calcext:value-type="float">
            <text:p>0.0370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71]/[.$B$82]" office:value-type="float" office:value="0.025" calcext:value-type="float">
            <text:p>0.025</text:p>
          </table:table-cell>
          <table:table-cell office:value-type="float" office:value="0.031813" calcext:value-type="float">
            <text:p>0.031813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555525" calcext:value-type="float">
            <text:p>0.0555525</text:p>
          </table:table-cell>
          <table:table-cell office:value-type="float" office:value="0.034412" calcext:value-type="float">
            <text:p>0.034412</text:p>
          </table:table-cell>
          <table:table-cell office:value-type="float" office:value="0.0389755" calcext:value-type="float">
            <text:p>0.0389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72]/[.$B$82]" office:value-type="float" office:value="0.00833333333333333" calcext:value-type="float">
            <text:p>0.0083333333</text:p>
          </table:table-cell>
          <table:table-cell office:value-type="float" office:value="0.019263" calcext:value-type="float">
            <text:p>0.019263</text:p>
          </table:table-cell>
          <table:table-cell office:value-type="float" office:value="0.018734" calcext:value-type="float">
            <text:p>0.018734</text:p>
          </table:table-cell>
          <table:table-cell office:value-type="float" office:value="0.027631" calcext:value-type="float">
            <text:p>0.027631</text:p>
          </table:table-cell>
          <table:table-cell office:value-type="float" office:value="0.0220635" calcext:value-type="float">
            <text:p>0.0220635</text:p>
          </table:table-cell>
          <table:table-cell office:value-type="float" office:value="0.0258505" calcext:value-type="float">
            <text:p>0.0258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73]/[.$B$82]" office:value-type="float" office:value="0.0416666666666667" calcext:value-type="float">
            <text:p>0.0416666667</text:p>
          </table:table-cell>
          <table:table-cell office:value-type="float" office:value="0.0117805" calcext:value-type="float">
            <text:p>0.0117805</text:p>
          </table:table-cell>
          <table:table-cell office:value-type="float" office:value="0.0185495" calcext:value-type="float">
            <text:p>0.0185495</text:p>
          </table:table-cell>
          <table:table-cell office:value-type="float" office:value="0.0167565" calcext:value-type="float">
            <text:p>0.0167565</text:p>
          </table:table-cell>
          <table:table-cell office:value-type="float" office:value="0.0106165" calcext:value-type="float">
            <text:p>0.0106165</text:p>
          </table:table-cell>
          <table:table-cell office:value-type="float" office:value="0.009999" calcext:value-type="float">
            <text:p>0.00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74]/[.$B$82]" office:value-type="float" office:value="0.00833333333333333" calcext:value-type="float">
            <text:p>0.0083333333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092605" calcext:value-type="float">
            <text:p>0.0092605</text:p>
          </table:table-cell>
          <table:table-cell office:value-type="float" office:value="0.007549" calcext:value-type="float">
            <text:p>0.007549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8301" calcext:value-type="float">
            <text:p>0.008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75]/[.$B$82]" office:value-type="float" office:value="0" calcext:value-type="float">
            <text:p>0</text:p>
          </table:table-cell>
          <table:table-cell office:value-type="float" office:value="0.0043245" calcext:value-type="float">
            <text:p>0.0043245</text:p>
          </table:table-cell>
          <table:table-cell office:value-type="float" office:value="0.0092645" calcext:value-type="float">
            <text:p>0.0092645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010123" calcext:value-type="float">
            <text:p>0.010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76]/[.$B$82]" office:value-type="float" office:value="0.025" calcext:value-type="float">
            <text:p>0.025</text:p>
          </table:table-cell>
          <table:table-cell office:value-type="float" office:value="0.024589" calcext:value-type="float">
            <text:p>0.024589</text:p>
          </table:table-cell>
          <table:table-cell office:value-type="float" office:value="0.018358" calcext:value-type="float">
            <text:p>0.018358</text:p>
          </table:table-cell>
          <table:table-cell office:value-type="float" office:value="0.0182655" calcext:value-type="float">
            <text:p>0.0182655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0089885" calcext:value-type="float">
            <text:p>0.00898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77]/[.$B$82]" office:value-type="float" office:value="0" calcext:value-type="float">
            <text:p>0</text:p>
          </table:table-cell>
          <table:table-cell office:value-type="float" office:value="0.0015735" calcext:value-type="float">
            <text:p>0.0015735</text:p>
          </table:table-cell>
          <table:table-cell office:value-type="float" office:value="0.009292" calcext:value-type="float">
            <text:p>0.009292</text:p>
          </table:table-cell>
          <table:table-cell office:value-type="float" office:value="0.003203" calcext:value-type="float">
            <text:p>0.0032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6685" calcext:value-type="float">
            <text:p>0.00666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78]/[.$B$82]" office:value-type="float" office:value="0" calcext:value-type="float">
            <text:p>0</text:p>
          </table:table-cell>
          <table:table-cell table:style-name="ce5" office:value-type="float" office:value="0.000025" calcext:value-type="float">
            <text:p>2.50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40535" calcext:value-type="float">
            <text:p>0.0040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9]/[.$B$8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925" calcext:value-type="float">
            <text:p>0.0021925</text:p>
          </table:table-cell>
          <table:table-cell office:value-type="float" office:value="0.004394" calcext:value-type="float">
            <text:p>0.004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80]/[.$B$8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845" calcext:value-type="float">
            <text:p>0.0010845</text:p>
          </table:table-cell>
          <table:table-cell office:value-type="float" office:value="0.0020955" calcext:value-type="float">
            <text:p>0.0020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81]/[.$B$8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835" calcext:value-type="float">
            <text:p>8.35E-05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6:.B81])" office:value-type="float" office:value="120" calcext:value-type="float">
            <text:p>12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B87]/[.$B$103]" office:value-type="float" office:value="0.405172413793103" calcext:value-type="float">
            <text:p>0.4051724138</text:p>
          </table:table-cell>
          <table:table-cell office:value-type="float" office:value="0.3945345" calcext:value-type="float">
            <text:p>0.3945345</text:p>
          </table:table-cell>
          <table:table-cell office:value-type="float" office:value="0.432677" calcext:value-type="float">
            <text:p>0.432677</text:p>
          </table:table-cell>
          <table:table-cell office:value-type="float" office:value="0.3887415" calcext:value-type="float">
            <text:p>0.3887415</text:p>
          </table:table-cell>
          <table:table-cell office:value-type="float" office:value="0.4302835" calcext:value-type="float">
            <text:p>0.4302835</text:p>
          </table:table-cell>
          <table:table-cell office:value-type="float" office:value="0.4077675" calcext:value-type="float">
            <text:p>0.4077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88]/[.$B$103]" office:value-type="float" office:value="0.21551724137931" calcext:value-type="float">
            <text:p>0.2155172414</text:p>
          </table:table-cell>
          <table:table-cell office:value-type="float" office:value="0.2354945" calcext:value-type="float">
            <text:p>0.2354945</text:p>
          </table:table-cell>
          <table:table-cell office:value-type="float" office:value="0.237183" calcext:value-type="float">
            <text:p>0.237183</text:p>
          </table:table-cell>
          <table:table-cell office:value-type="float" office:value="0.236404" calcext:value-type="float">
            <text:p>0.236404</text:p>
          </table:table-cell>
          <table:table-cell office:value-type="float" office:value="0.2441765" calcext:value-type="float">
            <text:p>0.2441765</text:p>
          </table:table-cell>
          <table:table-cell office:value-type="float" office:value="0.242406" calcext:value-type="float">
            <text:p>0.242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89]/[.$B$103]" office:value-type="float" office:value="0.120689655172414" calcext:value-type="float">
            <text:p>0.1206896552</text:p>
          </table:table-cell>
          <table:table-cell office:value-type="float" office:value="0.1404175" calcext:value-type="float">
            <text:p>0.1404175</text:p>
          </table:table-cell>
          <table:table-cell office:value-type="float" office:value="0.129504" calcext:value-type="float">
            <text:p>0.129504</text:p>
          </table:table-cell>
          <table:table-cell office:value-type="float" office:value="0.114982" calcext:value-type="float">
            <text:p>0.114982</text:p>
          </table:table-cell>
          <table:table-cell office:value-type="float" office:value="0.135024" calcext:value-type="float">
            <text:p>0.135024</text:p>
          </table:table-cell>
          <table:table-cell office:value-type="float" office:value="0.1360025" calcext:value-type="float">
            <text:p>0.1360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90]/[.$B$103]" office:value-type="float" office:value="0.112068965517241" calcext:value-type="float">
            <text:p>0.1120689655</text:p>
          </table:table-cell>
          <table:table-cell office:value-type="float" office:value="0.0836055" calcext:value-type="float">
            <text:p>0.0836055</text:p>
          </table:table-cell>
          <table:table-cell office:value-type="float" office:value="0.0711265" calcext:value-type="float">
            <text:p>0.0711265</text:p>
          </table:table-cell>
          <table:table-cell office:value-type="float" office:value="0.084276" calcext:value-type="float">
            <text:p>0.084276</text:p>
          </table:table-cell>
          <table:table-cell office:value-type="float" office:value="0.069854" calcext:value-type="float">
            <text:p>0.069854</text:p>
          </table:table-cell>
          <table:table-cell office:value-type="float" office:value="0.0640535" calcext:value-type="float">
            <text:p>0.0640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1]/[.$B$103]" office:value-type="float" office:value="0.0517241379310345" calcext:value-type="float">
            <text:p>0.0517241379</text:p>
          </table:table-cell>
          <table:table-cell office:value-type="float" office:value="0.050045" calcext:value-type="float">
            <text:p>0.050045</text:p>
          </table:table-cell>
          <table:table-cell office:value-type="float" office:value="0.0390995" calcext:value-type="float">
            <text:p>0.0390995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0.0396435" calcext:value-type="float">
            <text:p>0.0396435</text:p>
          </table:table-cell>
          <table:table-cell office:value-type="float" office:value="0.0359105" calcext:value-type="float">
            <text:p>0.0359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92]/[.$B$103]" office:value-type="float" office:value="0.0258620689655172" calcext:value-type="float">
            <text:p>0.025862069</text:p>
          </table:table-cell>
          <table:table-cell office:value-type="float" office:value="0.029919" calcext:value-type="float">
            <text:p>0.029919</text:p>
          </table:table-cell>
          <table:table-cell office:value-type="float" office:value="0.021291" calcext:value-type="float">
            <text:p>0.021291</text:p>
          </table:table-cell>
          <table:table-cell office:value-type="float" office:value="0.053825" calcext:value-type="float">
            <text:p>0.053825</text:p>
          </table:table-cell>
          <table:table-cell office:value-type="float" office:value="0.031186" calcext:value-type="float">
            <text:p>0.031186</text:p>
          </table:table-cell>
          <table:table-cell office:value-type="float" office:value="0.037513" calcext:value-type="float">
            <text:p>0.0375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93]/[.$B$103]" office:value-type="float" office:value="0" calcext:value-type="float">
            <text:p>0</text:p>
          </table:table-cell>
          <table:table-cell office:value-type="float" office:value="0.0177755" calcext:value-type="float">
            <text:p>0.0177755</text:p>
          </table:table-cell>
          <table:table-cell office:value-type="float" office:value="0.0153165" calcext:value-type="float">
            <text:p>0.0153165</text:p>
          </table:table-cell>
          <table:table-cell office:value-type="float" office:value="0.026915" calcext:value-type="float">
            <text:p>0.026915</text:p>
          </table:table-cell>
          <table:table-cell office:value-type="float" office:value="0.019516" calcext:value-type="float">
            <text:p>0.019516</text:p>
          </table:table-cell>
          <table:table-cell office:value-type="float" office:value="0.02451" calcext:value-type="float">
            <text:p>0.02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94]/[.$B$103]" office:value-type="float" office:value="0.0344827586206897" calcext:value-type="float">
            <text:p>0.0344827586</text:p>
          </table:table-cell>
          <table:table-cell office:value-type="float" office:value="0.010655" calcext:value-type="float">
            <text:p>0.010655</text:p>
          </table:table-cell>
          <table:table-cell office:value-type="float" office:value="0.015395" calcext:value-type="float">
            <text:p>0.015395</text:p>
          </table:table-cell>
          <table:table-cell office:value-type="float" office:value="0.0162745" calcext:value-type="float">
            <text:p>0.0162745</text:p>
          </table:table-cell>
          <table:table-cell office:value-type="float" office:value="0.0093645" calcext:value-type="float">
            <text:p>0.0093645</text:p>
          </table:table-cell>
          <table:table-cell office:value-type="float" office:value="0.009901" calcext:value-type="float">
            <text:p>0.009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95]/[.$B$103]" office:value-type="float" office:value="0.00862068965517241" calcext:value-type="float">
            <text:p>0.0086206897</text:p>
          </table:table-cell>
          <table:table-cell office:value-type="float" office:value="0.0063025" calcext:value-type="float">
            <text:p>0.0063025</text:p>
          </table:table-cell>
          <table:table-cell office:value-type="float" office:value="0.0077545" calcext:value-type="float">
            <text:p>0.0077545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41505" calcext:value-type="float">
            <text:p>0.0041505</text:p>
          </table:table-cell>
          <table:table-cell office:value-type="float" office:value="0.008197" calcext:value-type="float">
            <text:p>0.008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96]/[.$B$103]" office:value-type="float" office:value="0" calcext:value-type="float">
            <text:p>0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0.0130595" calcext:value-type="float">
            <text:p>0.0130595</text:p>
          </table:table-cell>
          <table:table-cell office:value-type="float" office:value="0.004853" calcext:value-type="float">
            <text:p>0.004853</text:p>
          </table:table-cell>
          <table:table-cell office:value-type="float" office:value="0.0096765" calcext:value-type="float">
            <text:p>0.0096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97]/[.$B$103]" office:value-type="float" office:value="0.0258620689655172" calcext:value-type="float">
            <text:p>0.025862069</text:p>
          </table:table-cell>
          <table:table-cell office:value-type="float" office:value="0.026091" calcext:value-type="float">
            <text:p>0.026091</text:p>
          </table:table-cell>
          <table:table-cell office:value-type="float" office:value="0.015302" calcext:value-type="float">
            <text:p>0.015302</text:p>
          </table:table-cell>
          <table:table-cell office:value-type="float" office:value="0.0173905" calcext:value-type="float">
            <text:p>0.0173905</text:p>
          </table:table-cell>
          <table:table-cell office:value-type="float" office:value="0.004113" calcext:value-type="float">
            <text:p>0.004113</text:p>
          </table:table-cell>
          <table:table-cell office:value-type="float" office:value="0.008208" calcext:value-type="float">
            <text:p>0.008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98]/[.$B$103]" office:value-type="float" office:value="0" calcext:value-type="float">
            <text:p>0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0059005" calcext:value-type="float">
            <text:p>0.0059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99]/[.$B$103]" office:value-type="float" office:value="0" calcext:value-type="float">
            <text:p>0</text:p>
          </table:table-cell>
          <table:table-cell table:style-name="ce5" office:value-type="float" office:value="0.000025" calcext:value-type="float">
            <text:p>2.50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685" calcext:value-type="float">
            <text:p>0.0018685</text:p>
          </table:table-cell>
          <table:table-cell office:value-type="float" office:value="0.0038775" calcext:value-type="float">
            <text:p>0.0038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00]/[.$B$10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45" calcext:value-type="float">
            <text:p>0.001945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01]/[.$B$10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185" calcext:value-type="float">
            <text:p>0.0010185</text:p>
          </table:table-cell>
          <table:table-cell office:value-type="float" office:value="0.0020225" calcext:value-type="float">
            <text:p>0.0020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02]/[.$B$10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775" calcext:value-type="float">
            <text:p>7.75E-05</text:p>
          </table:table-cell>
          <table:table-cell table:style-name="ce5" office:value-type="float" office:value="0.00012" calcext:value-type="float">
            <text:p>1.20E-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7:.B102])" office:value-type="float" office:value="116" calcext:value-type="float">
            <text:p>11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p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B108]/[.$B$124]" office:value-type="float" office:value="0.410714285714286" calcext:value-type="float">
            <text:p>0.4107142857</text:p>
          </table:table-cell>
          <table:table-cell office:value-type="float" office:value="0.4059465" calcext:value-type="float">
            <text:p>0.4059465</text:p>
          </table:table-cell>
          <table:table-cell office:value-type="float" office:value="0.4388715" calcext:value-type="float">
            <text:p>0.4388715</text:p>
          </table:table-cell>
          <table:table-cell office:value-type="float" office:value="0.4258755" calcext:value-type="float">
            <text:p>0.4258755</text:p>
          </table:table-cell>
          <table:table-cell office:value-type="float" office:value="0.444445" calcext:value-type="float">
            <text:p>0.444445</text:p>
          </table:table-cell>
          <table:table-cell office:value-type="float" office:value="0.437855" calcext:value-type="float">
            <text:p>0.437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109]/[.$B$124]" office:value-type="float" office:value="0.223214285714286" calcext:value-type="float">
            <text:p>0.2232142857</text:p>
          </table:table-cell>
          <table:table-cell office:value-type="float" office:value="0.237176" calcext:value-type="float">
            <text:p>0.237176</text:p>
          </table:table-cell>
          <table:table-cell office:value-type="float" office:value="0.238774" calcext:value-type="float">
            <text:p>0.238774</text:p>
          </table:table-cell>
          <table:table-cell office:value-type="float" office:value="0.22827" calcext:value-type="float">
            <text:p>0.22827</text:p>
          </table:table-cell>
          <table:table-cell office:value-type="float" office:value="0.24473" calcext:value-type="float">
            <text:p>0.24473</text:p>
          </table:table-cell>
          <table:table-cell office:value-type="float" office:value="0.2431855" calcext:value-type="float">
            <text:p>0.2431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110]/[.$B$124]" office:value-type="float" office:value="0.125" calcext:value-type="float">
            <text:p>0.125</text:p>
          </table:table-cell>
          <table:table-cell office:value-type="float" office:value="0.138534" calcext:value-type="float">
            <text:p>0.138534</text:p>
          </table:table-cell>
          <table:table-cell office:value-type="float" office:value="0.129839" calcext:value-type="float">
            <text:p>0.129839</text:p>
          </table:table-cell>
          <table:table-cell office:value-type="float" office:value="0.109695" calcext:value-type="float">
            <text:p>0.109695</text:p>
          </table:table-cell>
          <table:table-cell office:value-type="float" office:value="0.132911" calcext:value-type="float">
            <text:p>0.132911</text:p>
          </table:table-cell>
          <table:table-cell office:value-type="float" office:value="0.1305715" calcext:value-type="float">
            <text:p>0.13057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11]/[.$B$124]" office:value-type="float" office:value="0.0982142857142857" calcext:value-type="float">
            <text:p>0.0982142857</text:p>
          </table:table-cell>
          <table:table-cell office:value-type="float" office:value="0.080969" calcext:value-type="float">
            <text:p>0.080969</text:p>
          </table:table-cell>
          <table:table-cell office:value-type="float" office:value="0.0704875" calcext:value-type="float">
            <text:p>0.0704875</text:p>
          </table:table-cell>
          <table:table-cell office:value-type="float" office:value="0.0795265" calcext:value-type="float">
            <text:p>0.0795265</text:p>
          </table:table-cell>
          <table:table-cell office:value-type="float" office:value="0.068747" calcext:value-type="float">
            <text:p>0.068747</text:p>
          </table:table-cell>
          <table:table-cell office:value-type="float" office:value="0.0613965" calcext:value-type="float">
            <text:p>0.0613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2]/[.$B$124]" office:value-type="float" office:value="0.0535714285714286" calcext:value-type="float">
            <text:p>0.0535714286</text:p>
          </table:table-cell>
          <table:table-cell office:value-type="float" office:value="0.047477" calcext:value-type="float">
            <text:p>0.047477</text:p>
          </table:table-cell>
          <table:table-cell office:value-type="float" office:value="0.0383285" calcext:value-type="float">
            <text:p>0.0383285</text:p>
          </table:table-cell>
          <table:table-cell office:value-type="float" office:value="0.0335575" calcext:value-type="float">
            <text:p>0.0335575</text:p>
          </table:table-cell>
          <table:table-cell office:value-type="float" office:value="0.0388965" calcext:value-type="float">
            <text:p>0.0388965</text:p>
          </table:table-cell>
          <table:table-cell office:value-type="float" office:value="0.0342775" calcext:value-type="float">
            <text:p>0.0342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13]/[.$B$124]" office:value-type="float" office:value="0.0267857142857143" calcext:value-type="float">
            <text:p>0.0267857143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0.020938" calcext:value-type="float">
            <text:p>0.020938</text:p>
          </table:table-cell>
          <table:table-cell office:value-type="float" office:value="0.049358" calcext:value-type="float">
            <text:p>0.049358</text:p>
          </table:table-cell>
          <table:table-cell office:value-type="float" office:value="0.0283705" calcext:value-type="float">
            <text:p>0.0283705</text:p>
          </table:table-cell>
          <table:table-cell office:value-type="float" office:value="0.031893" calcext:value-type="float">
            <text:p>0.031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14]/[.$B$124]" office:value-type="float" office:value="0" calcext:value-type="float">
            <text:p>0</text:p>
          </table:table-cell>
          <table:table-cell office:value-type="float" office:value="0.0161375" calcext:value-type="float">
            <text:p>0.0161375</text:p>
          </table:table-cell>
          <table:table-cell office:value-type="float" office:value="0.013905" calcext:value-type="float">
            <text:p>0.013905</text:p>
          </table:table-cell>
          <table:table-cell office:value-type="float" office:value="0.024837" calcext:value-type="float">
            <text:p>0.024837</text:p>
          </table:table-cell>
          <table:table-cell office:value-type="float" office:value="0.0171565" calcext:value-type="float">
            <text:p>0.0171565</text:p>
          </table:table-cell>
          <table:table-cell office:value-type="float" office:value="0.0198735" calcext:value-type="float">
            <text:p>0.0198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15]/[.$B$124]" office:value-type="float" office:value="0.0357142857142857" calcext:value-type="float">
            <text:p>0.0357142857</text:p>
          </table:table-cell>
          <table:table-cell office:value-type="float" office:value="0.009471" calcext:value-type="float">
            <text:p>0.009471</text:p>
          </table:table-cell>
          <table:table-cell office:value-type="float" office:value="0.013934" calcext:value-type="float">
            <text:p>0.013934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.0081035" calcext:value-type="float">
            <text:p>0.0081035</text:p>
          </table:table-cell>
          <table:table-cell office:value-type="float" office:value="0.007934" calcext:value-type="float">
            <text:p>0.007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16]/[.$B$124]" office:value-type="float" office:value="0" calcext:value-type="float">
            <text:p>0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0.0069555" calcext:value-type="float">
            <text:p>0.0069555</text:p>
          </table:table-cell>
          <table:table-cell office:value-type="float" office:value="0.0058435" calcext:value-type="float">
            <text:p>0.0058435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6484" calcext:value-type="float">
            <text:p>0.006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7]/[.$B$124]" office:value-type="float" office:value="0" calcext:value-type="float">
            <text:p>0</text:p>
          </table:table-cell>
          <table:table-cell office:value-type="float" office:value="0.0033155" calcext:value-type="float">
            <text:p>0.0033155</text:p>
          </table:table-cell>
          <table:table-cell office:value-type="float" office:value="0.0069045" calcext:value-type="float">
            <text:p>0.0069045</text:p>
          </table:table-cell>
          <table:table-cell office:value-type="float" office:value="0.0118225" calcext:value-type="float">
            <text:p>0.0118225</text:p>
          </table:table-cell>
          <table:table-cell office:value-type="float" office:value="0.0038035" calcext:value-type="float">
            <text:p>0.0038035</text:p>
          </table:table-cell>
          <table:table-cell office:value-type="float" office:value="0.007595" calcext:value-type="float">
            <text:p>0.0075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18]/[.$B$124]" office:value-type="float" office:value="0.0267857142857143" calcext:value-type="float">
            <text:p>0.0267857143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140775" calcext:value-type="float">
            <text:p>0.0140775</text:p>
          </table:table-cell>
          <table:table-cell office:value-type="float" office:value="0.0159925" calcext:value-type="float">
            <text:p>0.0159925</text:p>
          </table:table-cell>
          <table:table-cell office:value-type="float" office:value="0.0033375" calcext:value-type="float">
            <text:p>0.0033375</text:p>
          </table:table-cell>
          <table:table-cell office:value-type="float" office:value="0.0064405" calcext:value-type="float">
            <text:p>0.00644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119]/[.$B$124]" office:value-type="float" office:value="0" calcext:value-type="float">
            <text:p>0</text:p>
          </table:table-cell>
          <table:table-cell table:style-name="ce5" office:value-type="float" office:value="0.0010595" calcext:value-type="float">
            <text:p>1.06E-03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.001666" calcext:value-type="float">
            <text:p>0.001666</text:p>
          </table:table-cell>
          <table:table-cell office:value-type="float" office:value="0.0023415" calcext:value-type="float">
            <text:p>0.0023415</text:p>
          </table:table-cell>
          <table:table-cell office:value-type="float" office:value="0.00466" calcext:value-type="float">
            <text:p>0.004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20]/[.$B$1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645" calcext:value-type="float">
            <text:p>0.0015645</text:p>
          </table:table-cell>
          <table:table-cell office:value-type="float" office:value="0.0031545" calcext:value-type="float">
            <text:p>0.0031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21]/[.$B$1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255" calcext:value-type="float">
            <text:p>0.0015255</text:p>
          </table:table-cell>
          <table:table-cell office:value-type="float" office:value="0.003064" calcext:value-type="float">
            <text:p>0.003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22]/[.$B$1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09" calcext:value-type="float">
            <text:p>0.000709</text:p>
          </table:table-cell>
          <table:table-cell table:style-name="ce5" office:value-type="float" office:value="0.0014795" calcext:value-type="float">
            <text:p>1.48E-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23]/[.$B$1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655" calcext:value-type="float">
            <text:p>6.55E-05</text:p>
          </table:table-cell>
          <table:table-cell table:style-name="ce5" office:value-type="float" office:value="0.000136" calcext:value-type="float">
            <text:p>1.36E-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8:.B123])" office:value-type="float" office:value="112" calcext:value-type="float">
            <text:p>1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2:38:15.870467807</meta:creation-date>
    <dc:date>2018-06-25T13:57:18.789370336</dc:date>
    <meta:editing-duration>PT1H18M56S</meta:editing-duration>
    <meta:editing-cycles>13</meta:editing-cycles>
    <meta:generator>LibreOffice/5.1.6.2$Linux_X86_64 LibreOffice_project/10m0$Build-2</meta:generator>
    <meta:document-statistic meta:table-count="2" meta:cell-count="1668" meta:object-count="0"/>
  </office:meta>
</office:document-meta>
</file>